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-16941" calcext:value-type="float">
            <text:p>-16941</text:p>
          </table:table-cell>
          <table:table-cell/>
          <table:table-cell table:formula="of:=[.E62]-[.E61]" office:value-type="float" office:value="-15746" calcext:value-type="float">
            <text:p>-15746</text:p>
          </table:table-cell>
          <table:table-cell/>
          <table:table-cell table:formula="of:=[.H61]+[.G62]" office:value-type="float" office:value="14575" calcext:value-type="float">
            <text:p>14575</text:p>
          </table:table-cell>
          <table:table-cell/>
          <table:table-cell table:formula="of:=[.I62]-[.I61]"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14575" calcext:value-type="float">
            <text:p>14575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14575" calcext:value-type="float">
            <text:p>14575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14575" calcext:value-type="float">
            <text:p>14575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14575" calcext:value-type="float">
            <text:p>14575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14575" calcext:value-type="float">
            <text:p>14575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14575" calcext:value-type="float">
            <text:p>14575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14575" calcext:value-type="float">
            <text:p>14575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14575" calcext:value-type="float">
            <text:p>14575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14575" calcext:value-type="float">
            <text:p>14575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4575" calcext:value-type="float">
            <text:p>14575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4575" calcext:value-type="float">
            <text:p>14575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4575" calcext:value-type="float">
            <text:p>14575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4575" calcext:value-type="float">
            <text:p>14575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4575" calcext:value-type="float">
            <text:p>14575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4575" calcext:value-type="float">
            <text:p>14575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4575" calcext:value-type="float">
            <text:p>14575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4575" calcext:value-type="float">
            <text:p>14575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4575" calcext:value-type="float">
            <text:p>14575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4575" calcext:value-type="float">
            <text:p>14575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4575" calcext:value-type="float">
            <text:p>14575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4575" calcext:value-type="float">
            <text:p>14575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4575" calcext:value-type="float">
            <text:p>14575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4575" calcext:value-type="float">
            <text:p>14575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4575" calcext:value-type="float">
            <text:p>14575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4575" calcext:value-type="float">
            <text:p>14575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4575" calcext:value-type="float">
            <text:p>14575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4575" calcext:value-type="float">
            <text:p>14575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4575" calcext:value-type="float">
            <text:p>14575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4575" calcext:value-type="float">
            <text:p>14575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4575" calcext:value-type="float">
            <text:p>14575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4575" calcext:value-type="float">
            <text:p>14575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4575" calcext:value-type="float">
            <text:p>14575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4575" calcext:value-type="float">
            <text:p>14575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4575" calcext:value-type="float">
            <text:p>14575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4575" calcext:value-type="float">
            <text:p>14575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4575" calcext:value-type="float">
            <text:p>14575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4575" calcext:value-type="float">
            <text:p>14575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4575" calcext:value-type="float">
            <text:p>14575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4575" calcext:value-type="float">
            <text:p>14575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4575" calcext:value-type="float">
            <text:p>14575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4575" calcext:value-type="float">
            <text:p>14575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4575" calcext:value-type="float">
            <text:p>14575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4575" calcext:value-type="float">
            <text:p>14575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4575" calcext:value-type="float">
            <text:p>14575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4575" calcext:value-type="float">
            <text:p>14575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4575" calcext:value-type="float">
            <text:p>14575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4575" calcext:value-type="float">
            <text:p>14575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00:23:12.629217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28T01:02:02.791144126</dc:date>
    <meta:editing-cycles>72</meta:editing-cycles>
    <meta:editing-duration>P10DT1H25M55S</meta:editing-duration>
    <meta:generator>LibreOffice/6.0.3.2$Linux_X86_64 LibreOffice_project/00m0$Build-2</meta:generator>
    <meta:document-statistic meta:table-count="1" meta:cell-count="8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